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3130" officeooo:paragraph-rsid="00123130"/>
    </style:style>
    <style:style style:name="P2" style:family="paragraph" style:parent-style-name="Standard">
      <style:text-properties officeooo:rsid="0015d39f" officeooo:paragraph-rsid="0015d39f"/>
    </style:style>
    <style:style style:name="P3" style:family="paragraph" style:parent-style-name="Standard" style:list-style-name="L1">
      <style:text-properties officeooo:rsid="00123130" officeooo:paragraph-rsid="0015d39f"/>
    </style:style>
    <style:style style:name="P4" style:family="paragraph" style:parent-style-name="Standard" style:list-style-name="L1">
      <style:text-properties officeooo:rsid="00177d63" officeooo:paragraph-rsid="00177d63"/>
    </style:style>
    <style:style style:name="P5" style:family="paragraph" style:parent-style-name="Standard" style:list-style-name="L1">
      <style:text-properties officeooo:rsid="00181bb1" officeooo:paragraph-rsid="00181bb1"/>
    </style:style>
    <style:style style:name="P6" style:family="paragraph" style:parent-style-name="Standard" style:list-style-name="L1">
      <style:text-properties officeooo:rsid="00181bb1" officeooo:paragraph-rsid="001f805a"/>
    </style:style>
    <style:style style:name="P7" style:family="paragraph" style:parent-style-name="Standard" style:list-style-name="L1">
      <style:text-properties officeooo:rsid="00181bb1" officeooo:paragraph-rsid="0021ecca"/>
    </style:style>
    <style:style style:name="P8" style:family="paragraph" style:parent-style-name="Standard" style:list-style-name="L1">
      <style:text-properties fo:color="#00a65d" officeooo:rsid="001f805a" officeooo:paragraph-rsid="0021ecca"/>
    </style:style>
    <style:style style:name="P9" style:family="paragraph" style:parent-style-name="Standard" style:list-style-name="L1">
      <style:text-properties fo:color="#00a65d" officeooo:rsid="001f805a" officeooo:paragraph-rsid="00230c9c"/>
    </style:style>
    <style:style style:name="P10" style:family="paragraph" style:parent-style-name="Standard" style:list-style-name="L1">
      <style:text-properties fo:color="#00a65d" officeooo:rsid="001f805a" officeooo:paragraph-rsid="00243011"/>
    </style:style>
    <style:style style:name="P11" style:family="paragraph" style:parent-style-name="Standard" style:list-style-name="L1">
      <style:text-properties officeooo:rsid="00197726" officeooo:paragraph-rsid="00197726"/>
    </style:style>
    <style:style style:name="P12" style:family="paragraph" style:parent-style-name="Standard" style:list-style-name="L1">
      <style:text-properties officeooo:rsid="001a5522" officeooo:paragraph-rsid="001a5522"/>
    </style:style>
    <style:style style:name="P13" style:family="paragraph" style:parent-style-name="Standard" style:list-style-name="L1">
      <style:text-properties officeooo:rsid="001a5522" officeooo:paragraph-rsid="00243011"/>
    </style:style>
    <style:style style:name="P14" style:family="paragraph" style:parent-style-name="Standard" style:list-style-name="L1">
      <style:text-properties officeooo:rsid="001a5522" officeooo:paragraph-rsid="001f805a"/>
    </style:style>
    <style:style style:name="P15" style:family="paragraph" style:parent-style-name="Standard" style:list-style-name="L1">
      <style:text-properties officeooo:rsid="001a5522" officeooo:paragraph-rsid="0027d1e6"/>
    </style:style>
    <style:style style:name="P16" style:family="paragraph" style:parent-style-name="Standard" style:list-style-name="L1">
      <style:text-properties officeooo:rsid="001d74d9" officeooo:paragraph-rsid="001d74d9"/>
    </style:style>
    <style:style style:name="P17" style:family="paragraph" style:parent-style-name="Standard" style:list-style-name="L1">
      <style:text-properties officeooo:rsid="001f805a" officeooo:paragraph-rsid="001f805a"/>
    </style:style>
    <style:style style:name="P18" style:family="paragraph" style:parent-style-name="Standard" style:list-style-name="L1">
      <style:text-properties fo:font-style="normal" officeooo:rsid="001f805a" officeooo:paragraph-rsid="001f805a" style:font-style-asian="normal" style:font-style-complex="normal"/>
    </style:style>
    <style:style style:name="P19" style:family="paragraph" style:parent-style-name="Standard" style:list-style-name="L1">
      <style:text-properties officeooo:rsid="00289252" officeooo:paragraph-rsid="00289252"/>
    </style:style>
    <style:style style:name="T1" style:family="text">
      <style:text-properties officeooo:rsid="0018218b"/>
    </style:style>
    <style:style style:name="T2" style:family="text">
      <style:text-properties officeooo:rsid="001d9a44"/>
    </style:style>
    <style:style style:name="T3" style:family="text">
      <style:text-properties officeooo:rsid="001f805a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officeooo:rsid="001f805a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a65d" officeooo:rsid="001f805a"/>
    </style:style>
    <style:style style:name="T9" style:family="text">
      <style:text-properties fo:color="#00a65d" fo:font-style="normal" style:font-style-asian="normal" style:font-style-complex="normal"/>
    </style:style>
    <style:style style:name="T10" style:family="text">
      <style:text-properties fo:color="#00a65d" fo:font-style="normal" officeooo:rsid="001f805a" style:font-style-asian="normal" style:font-style-complex="normal"/>
    </style:style>
    <style:style style:name="T11" style:family="text">
      <style:text-properties fo:color="#000000"/>
    </style:style>
    <style:style style:name="T12" style:family="text">
      <style:text-properties fo:color="#000000" officeooo:rsid="001f805a"/>
    </style:style>
    <style:style style:name="T13" style:family="text">
      <style:text-properties fo:color="#000000" fo:font-style="normal" officeooo:rsid="001f805a" style:font-style-asian="normal" style:font-style-complex="normal"/>
    </style:style>
    <style:style style:name="T14" style:family="text">
      <style:text-properties officeooo:rsid="0021ec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7844855" text:style-name="L1">
        <text:list-item>
          <text:p text:style-name="P3">What is Git?</text:p>
          <text:list>
            <text:list-item>
              <text:p text:style-name="P3">Decentralized/Distributed</text:p>
            </text:list-item>
            <text:list-item>
              <text:p text:style-name="P3"><text:s/>Can be centralized</text:p>
            </text:list-item>
            <text:list-item>
              <text:p text:style-name="P3">Created for Linux Kernel Project—contrubuted more than 12000 devlopers and contains over 50 million lines of code</text:p>
            </text:list-item>
          </text:list>
        </text:list-item>
        <text:list-item>
          <text:p text:style-name="P3">De-facto standard- wide adoption and integration</text:p>
        </text:list-item>
        <text:list-item>
          <text:p text:style-name="P3">The Repository</text:p>
          <text:list>
            <text:list-item>
              <text:p text:style-name="P3">Collection of Files Managed by Git</text:p>
            </text:list-item>
            <text:list-item>
              <text:p text:style-name="P3">History (all of it)</text:p>
            </text:list-item>
            <text:list-item>
              <text:p text:style-name="P3">Working Directory/ Workspace</text:p>
            </text:list-item>
            <text:list-item>
              <text:p text:style-name="P3">Quasi-hidden .git Folder</text:p>
            </text:list-item>
            <text:list-item>
              <text:p text:style-name="P3">Tip: Focus Purpose of Repository</text:p>
            </text:list-item>
          </text:list>
        </text:list-item>
        <text:list-item>
          <text:p text:style-name="P4">Commits and Files</text:p>
          <text:list>
            <text:list-item>
              <text:p text:style-name="P4">Snapshots are commits</text:p>
            </text:list-item>
            <text:list-item>
              <text:p text:style-name="P4">One or More Files Changes</text:p>
            </text:list-item>
            <text:list-item>
              <text:p text:style-name="P4">Dummy File to “save” a Folder</text:p>
            </text:list-item>
            <text:list-item>
              <text:p text:style-name="P4">Commits on Timeline (Branch)</text:p>
            </text:list-item>
          </text:list>
        </text:list-item>
        <text:list-item>
          <text:p text:style-name="P5">Git for Windows</text:p>
          <text:list>
            <text:list-item>
              <text:p text:style-name="P5">Minimal Configuration <text:span text:style-name="T1">required</text:span></text:p>
              <text:list>
                <text:list-item>
                  <text:p text:style-name="P6"><text:span text:style-name="T12">In Git Bash: </text:span><text:span text:style-name="T8">git config --global user.name “manmath markunde”</text:span></text:p>
                </text:list-item>
                <text:list-item>
                  <text:p text:style-name="P7"><text:span text:style-name="T12">In Git Bash: </text:span><text:span text:style-name="T8">git config --global user.email “</text:span><text:a xlink:type="simple" xlink:href="mailto:manmath738@gmail.com" text:style-name="Internet_20_link" text:visited-style-name="Visited_20_Internet_20_Link">manmath738@gmail.com</text:a><text:span text:style-name="T8">”</text:span></text:p>
                </text:list-item>
              </text:list>
            </text:list-item>
          </text:list>
        </text:list-item>
        <text:list-item>
          <text:p text:style-name="P5">Make Notepad++ as default editor in gitbash</text:p>
          <text:list>
            <text:list-item>
              <text:p text:style-name="P6"><text:span text:style-name="T3">In Git Bash: </text:span><text:span text:style-name="T8">notepad++ ~/.bash_profile</text:span></text:p>
              <text:list>
                <text:list-item>
                  <text:p text:style-name="P5">inside .bash-profile file add new line as</text:p>
                  <text:list>
                    <text:list-item>
                      <text:p text:style-name="P8"><text:span text:style-name="T11">In Git Bash: </text:span>alias npp=’notepad++ -multiInst -nosession’ then restard the gitbas<text:span text:style-name="T14">h</text:span></text:p>
                    </text:list-item>
                  </text:list>
                </text:list-item>
                <text:list-item>
                  <text:p text:style-name="P11">Now set Default text editor in Git us following command</text:p>
                  <text:list>
                    <text:list-item>
                      <text:p text:style-name="P8"><text:span text:style-name="T11">In Git Bash: </text:span>git config --global core.editor “notepad++ -mulitInst -nosession”</text:p>
                    </text:list-item>
                  </text:list>
                </text:list-item>
                <text:list-item>
                  <text:p text:style-name="P12">To test Git integration, by using command if the notepad++ opens git default configuration file then configuration successfull.</text:p>
                  <text:list>
                    <text:list-item>
                      <text:p text:style-name="P9"><text:span text:style-name="T11">In Git Bash: </text:span>git config --global -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P4Merge for Windows <text:span text:style-name="T2">(</text:span><text:a xlink:type="simple" xlink:href="http://perforce.com/" text:style-name="Internet_20_link" text:visited-style-name="Visited_20_Internet_20_Link"><text:span text:style-name="T2">http://perforce.com</text:span></text:a><text:span text:style-name="T2"> &amp; option- HELIX P4MERGE: VISUAL MERGE TOOL</text:span></text:p>
          <text:list>
            <text:list-item>
              <text:p text:style-name="P16">Visual Compare and merge Tool </text:p>
            </text:list-item>
            <text:list-item>
              <text:p text:style-name="P16">Command line Merging is annoying</text:p>
            </text:list-item>
            <text:list-item>
              <text:p text:style-name="P16">this is an Optional- But Highly recommended</text:p>
              <text:list>
                <text:list-item>
                  <text:list>
                    <text:list-item>
                      <text:p text:style-name="P10"><text:span text:style-name="T11">In Git Bash: </text:span>git config --global diff.tool p4merge</text:p>
                    </text:list-item>
                    <text:list-item>
                      <text:p text:style-name="P13"><text:span text:style-name="T12">In Git Bash: </text:span><text:span text:style-name="T8">git config --global difftool.p4merge.path “</text:span><text:a xlink:type="simple" xlink:href="../../../C:/Program" text:style-name="Internet_20_link" text:visited-style-name="Visited_20_Internet_20_Link">C:/Program</text:a><text:span text:style-name="T8"> Files/Perforce/p4merge.exe”</text:span></text:p>
                    </text:list-item>
                    <text:list-item>
                      <text:p text:style-name="P17"><text:span text:style-name="T7">Troublishooting: Try replacing </text:span><text:a xlink:type="simple" xlink:href="../../../C:/" text:style-name="Internet_20_link" text:visited-style-name="Visited_20_Internet_20_Link"><text:span text:style-name="T7">C:/</text:span></text:a><text:span text:style-name="T7"> with /</text:span><text:span text:style-name="T4">c</text:span><text:span text:style-name="T6">/ instead</text:span></text:p>
                    </text:list-item>
                    <text:list-item>
                      <text:p text:style-name="P14"><text:span text:style-name="T5">In Git Bash: </text:span><text:span text:style-name="T10">git config --global difftool.prompt false</text:span></text:p>
                    </text:list-item>
                    <text:list-item>
                      <text:p text:style-name="P18">P4Merge as graphical Merge Tool</text:p>
                      <text:list>
                        <text:list-item>
                          <text:p text:style-name="P14"><text:span text:style-name="T5">In Git Bash: </text:span><text:span text:style-name="T10">git config --global merge.tool p4merge</text:span></text:p>
                        </text:list-item>
                        <text:list-item>
                          <text:p text:style-name="P15"><text:span text:style-name="T5">In Git Bash: </text:span><text:span text:style-name="T10">git config --global mergetool.p4merge.path “</text:span><text:a xlink:type="simple" xlink:href="../../../C:/Program" text:style-name="Internet_20_link" text:visited-style-name="Visited_20_Internet_20_Link">C:/Program</text:a><text:span text:style-name="T10"> Files/Perforce/p4merge.exe”</text:span></text:p>
                        </text:list-item>
                      </text:list>
                    </text:list-item>
                    <text:list-item>
                      <text:p text:style-name="P15"><text:span text:style-name="T13">In Git Bash: </text:span><text:span text:style-name="T10">git config --global <text:s/>mergetool.prompt false</text:span></text:p>
                    </text:list-item>
                    <text:list-item>
                      <text:p text:style-name="P19"><text:span text:style-name="T10">g</text:span><text:span text:style-name="T9">it vers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22:04:20.330263356</meta:creation-date>
    <dc:date>2020-01-09T23:03:04.557678584</dc:date>
    <meta:editing-duration>PT57M44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316" meta:character-count="1921" meta:non-whitespace-character-count="1695"/>
  </office:meta>
</office:document-meta>
</file>